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4.2521in" table:align="margins"/>
    </style:style>
    <style:style style:name="Table1.A" style:family="table-column">
      <style:table-column-properties style:column-width="2.1257in" style:rel-column-width="32767*"/>
    </style:style>
    <style:style style:name="Table1.B" style:family="table-column">
      <style:table-column-properties style:column-width="2.1264in" style:rel-column-width="32768*"/>
    </style:style>
    <style:style style:name="Table1.1" style:family="table-row">
      <style:table-row-properties fo:background-color="#f8df7c">
        <style:background-image/>
      </style:table-row-properties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background-color="#b4c7dc">
        <style:background-image/>
      </style:table-row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5b715" officeooo:paragraph-rsid="0005b7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1.3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P2">Row colors were lost – MS format doesn’t define row col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4:56:59.882317912</meta:creation-date>
    <dc:date>2018-08-17T15:40:24.777078125</dc:date>
    <meta:editing-duration>PT3M30S</meta:editing-duration>
    <meta:editing-cycles>2</meta:editing-cycles>
    <meta:generator>LibreOfficeDev/6.2.0.0.alpha0$Linux_X86_64 LibreOffice_project/2796545b067973b11b7a4deabfd5363e1123af86</meta:generator>
    <meta:document-statistic meta:table-count="1" meta:image-count="0" meta:object-count="0" meta:page-count="1" meta:paragraph-count="1" meta:word-count="10" meta:character-count="59" meta:non-whitespace-character-count="49"/>
  </office:meta>
</office:document-meta>
</file>